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8in" fo:margin-left="-0.0035in" fo:margin-top="0in" fo:margin-bottom="0in" table:align="left" style:writing-mode="lr-tb"/>
    </style:style>
    <style:style style:name="Table1.A" style:family="table-column">
      <style:table-column-properties style:column-width="2.2514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1.959in"/>
    </style:style>
    <style:style style:name="Table1.D" style:family="table-column">
      <style:table-column-properties style:column-width="0.1924in"/>
    </style:style>
    <style:style style:name="Table1.E" style:family="table-column">
      <style:table-column-properties style:column-width="2.0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-left="none" fo:border-right="none" fo:border-top="none" fo:border-bottom="0.5pt solid #00000a"/>
    </style:style>
    <style:style style:name="Table1.B1" style:family="table-cell">
      <style:table-cell-properties style:vertical-align="middle" fo:padding-left="0.0785in" fo:padding-right="0.075in" fo:padding-top="0in" fo:padding-bottom="0in" fo:border="none"/>
    </style:style>
    <style:style style:name="Table2" style:family="table">
      <style:table-properties style:width="6.6938in" fo:margin-left="0.0007in" fo:margin-top="0in" fo:margin-bottom="0in" table:align="left" style:writing-mode="lr-tb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007in" fo:margin-top="0in" fo:margin-bottom="0in" table:align="left" style:writing-mode="lr-tb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le4" style:family="table">
      <style:table-properties style:width="7.441in" table:align="margins" style:writing-mode="lr-tb"/>
    </style:style>
    <style:style style:name="Table4.A" style:family="table-column">
      <style:table-column-properties style:column-width="3.5625in" style:rel-column-width="31376*"/>
    </style:style>
    <style:style style:name="Table4.B" style:family="table-column">
      <style:table-column-properties style:column-width="3.8785in" style:rel-column-width="3415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7083in"/>
        </style:tab-stops>
      </style:paragraph-properties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line-height="0.1252in" fo:text-align="center" style:justify-single-word="false" fo:orphans="0" fo:widows="0"/>
    </style:style>
    <style:style style:name="P6" style:family="paragraph" style:parent-style-name="Standard">
      <style:paragraph-properties fo:line-height="0.1252in" fo:orphans="0" fo:widows="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4.5102in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top="0.3335in" fo:margin-bottom="0in" loext:contextual-spacing="false" fo:orphans="0" fo:widows="0"/>
    </style:style>
    <style:style style:name="P10" style:family="paragraph" style:parent-style-name="Standard">
      <style:paragraph-properties fo:margin-top="0.0835in" fo:margin-bottom="0in" loext:contextual-spacing="false" fo:line-height="150%" fo:orphans="0" fo:widows="0"/>
    </style:style>
    <style:style style:name="P11" style:family="paragraph" style:parent-style-name="Standard">
      <style:paragraph-properties fo:margin-top="0.0835in" fo:margin-bottom="0in" loext:contextual-spacing="false" fo:text-align="center" style:justify-single-word="false" fo:orphans="0" fo:widows="0"/>
    </style:style>
    <style:style style:name="P12" style:family="paragraph" style:parent-style-name="Standard">
      <style:paragraph-properties fo:margin-top="0.6665in" fo:margin-bottom="0in" loext:contextual-spacing="false" fo:text-align="center" style:justify-single-word="false" fo:orphans="0" fo:widows="0"/>
    </style:style>
    <style:style style:name="P13" style:family="paragraph" style:parent-style-name="Standard">
      <style:paragraph-properties fo:margin-top="1.1665in" fo:margin-bottom="0in" loext:contextual-spacing="false" fo:line-height="150%" fo:orphans="0" fo:widows="0"/>
    </style:style>
    <style:style style:name="P14" style:family="paragraph" style:parent-style-name="Standard">
      <style:paragraph-properties fo:margin-left="0in" fo:margin-right="0in" fo:orphans="0" fo:widows="0" fo:text-indent="0in" style:auto-text-indent="false"/>
    </style:style>
    <style:style style:name="P15" style:family="paragraph" style:parent-style-name="Standard">
      <style:paragraph-properties fo:margin-top="1.25in" fo:margin-bottom="0in" loext:contextual-spacing="false" fo:text-align="center" style:justify-single-word="false" fo:orphans="0" fo:widows="0"/>
    </style:style>
    <style:style style:name="P16" style:family="paragraph" style:parent-style-name="Standard">
      <style:paragraph-properties fo:margin-top="0in" fo:margin-bottom="0.139in" loext:contextual-spacing="false" fo:line-height="115%" fo:hyphenation-ladder-count="no-limit" style:punctuation-wrap="simple"/>
      <style:text-properties fo:font-weight="bold" style:font-weight-asian="bold" fo:hyphenate="true" fo:hyphenation-remain-char-count="2" fo:hyphenation-push-char-count="2"/>
    </style:style>
    <style:style style:name="P17" style:family="paragraph" style:parent-style-name="Standard">
      <style:paragraph-properties fo:line-height="150%" fo:padding="0.0291in" fo:border-left="none" fo:border-right="none" fo:border-top="none" fo:border-bottom="0.99pt solid #000000" style:join-border="false"/>
      <style:text-properties fo:font-weight="normal" officeooo:rsid="000f9b9f" officeooo:paragraph-rsid="000f9b9f" style:font-weight-asian="normal" style:font-weight-complex="normal"/>
    </style:style>
    <style:style style:name="P18" style:family="paragraph" style:parent-style-name="Standard" style:master-page-name="First_20_Page">
      <style:paragraph-properties fo:text-align="center" style:justify-single-word="false" fo:orphans="0" fo:widows="0" style:page-number="1"/>
      <style:text-properties style:font-weight-complex="bold"/>
    </style:style>
    <style:style style:name="P19" style:family="paragraph" style:parent-style-name="Standard">
      <style:paragraph-properties fo:margin-top="0.0835in" fo:margin-bottom="0in" loext:contextual-spacing="false" fo:text-align="center" style:justify-single-word="false" fo:orphans="0" fo:widows="0"/>
      <style:text-properties fo:font-size="12pt" style:font-size-asian="12pt"/>
    </style:style>
    <style:style style:name="P20" style:family="paragraph" style:parent-style-name="Standard">
      <style:paragraph-properties fo:margin-top="0.0835in" fo:margin-bottom="0in" loext:contextual-spacing="false" fo:text-align="center" style:justify-single-word="false" fo:orphans="0" fo:widows="0"/>
      <style:text-properties officeooo:rsid="00123f56" officeooo:paragraph-rsid="00123f56"/>
    </style:style>
    <style:style style:name="P21" style:family="paragraph" style:parent-style-name="Standard" style:list-style-name="">
      <style:paragraph-properties fo:margin-top="0.0835in" fo:margin-bottom="0in" loext:contextual-spacing="false" fo:text-align="center" style:justify-single-word="false" fo:orphans="0" fo:widows="0" fo:keep-with-next="always"/>
    </style:style>
    <style:style style:name="P22" style:family="paragraph" style:parent-style-name="Standard" style:list-style-name="">
      <style:paragraph-properties fo:margin-top="0.5in" fo:margin-bottom="0.5in" loext:contextual-spacing="false" fo:text-align="center" style:justify-single-word="false" fo:orphans="0" fo:widows="0" fo:keep-with-next="always"/>
    </style:style>
    <style:style style:name="P23" style:family="paragraph" style:parent-style-name="Standard" style:list-style-name="">
      <style:paragraph-properties fo:margin-top="0.1665in" fo:margin-bottom="0in" loext:contextual-spacing="false" fo:text-align="center" style:justify-single-word="false" fo:orphans="0" fo:widows="0" fo:keep-with-next="always"/>
      <style:text-properties fo:font-size="14pt" style:font-size-asian="14pt" style:font-size-complex="14pt"/>
    </style:style>
    <style:style style:name="P24" style:family="paragraph" style:parent-style-name="Standard">
      <style:paragraph-properties fo:orphans="0" fo:widows="0"/>
      <style:text-properties fo:font-size="12pt" officeooo:rsid="000ddb9f" officeooo:paragraph-rsid="000ddb9f" style:font-size-asian="12pt" style:font-size-complex="12pt"/>
    </style:style>
    <style:style style:name="P25" style:family="paragraph" style:parent-style-name="Standard">
      <style:paragraph-properties fo:line-height="150%"/>
      <style:text-properties fo:font-size="12pt" officeooo:rsid="000ddb9f" officeooo:paragraph-rsid="000ddb9f" style:font-size-asian="12pt" style:font-size-complex="12pt"/>
    </style:style>
    <style:style style:name="P26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7" style:family="paragraph" style:parent-style-name="Standard">
      <style:paragraph-properties fo:line-height="150%"/>
      <style:text-properties fo:font-size="12pt" officeooo:rsid="000f9b9f" officeooo:paragraph-rsid="000f9b9f" style:font-size-asian="12pt" style:font-size-complex="12pt"/>
    </style:style>
    <style:style style:name="P28" style:family="paragraph" style:parent-style-name="Standard">
      <style:paragraph-properties fo:line-height="150%"/>
      <style:text-properties fo:font-size="12pt" fo:font-weight="bold" officeooo:rsid="000f9b9f" officeooo:paragraph-rsid="000f9b9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/>
      <style:text-properties fo:font-size="12pt" fo:font-weight="normal" officeooo:rsid="000f9b9f" officeooo:paragraph-rsid="000f9b9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>
        <style:tab-stops>
          <style:tab-stop style:position="4.5102in"/>
        </style:tab-stops>
      </style:paragraph-properties>
      <style:text-properties fo:font-size="12pt" fo:language="en" fo:country="US" style:font-size-asian="12pt" style:font-size-complex="12pt"/>
    </style:style>
    <style:style style:name="P31" style:family="paragraph" style:parent-style-name="Standard">
      <style:paragraph-properties fo:line-height="150%"/>
      <style:text-properties officeooo:paragraph-rsid="000f9b9f"/>
    </style:style>
    <style:style style:name="P32" style:family="paragraph" style:parent-style-name="Normal_20__28_Web_29_">
      <style:text-properties fo:font-weight="bold" style:font-weight-asian="bold"/>
    </style:style>
    <style:style style:name="P33" style:family="paragraph" style:parent-style-name="Normal_20__28_Web_29_">
      <style:text-properties fo:font-weight="bold" officeooo:paragraph-rsid="000ddb9f" style:font-weight-asian="bold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ddb9f" style:font-size-asian="14pt" style:font-size-complex="14pt"/>
    </style:style>
    <style:style style:name="T6" style:family="text">
      <style:text-properties fo:font-size="16pt" style:font-size-asian="16pt" style:font-size-complex="16pt" style:font-weight-complex="bold"/>
    </style:style>
    <style:style style:name="T7" style:family="text">
      <style:text-properties fo:font-size="16pt" officeooo:rsid="000ddb9f" style:font-size-asian="16pt" style:font-size-complex="16pt" style:font-weight-complex="bold"/>
    </style:style>
    <style:style style:name="gr1" style:family="graphic">
      <style:graphic-properties draw:stroke="solid" svg:stroke-width="0.0138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3">Федеральное государственное автономное образовательное учреждение <text:line-break/>высшего профессионального образования <text:line-break/><text:span text:style-name="T1">«САНКТ-ПЕТЕРБУРГСКИЙ ГОСУДАРСТВЕННЫЙ УНИВЕРСИТЕТ <text:line-break/>АЭРОКОСМИЧЕСКОГО ПРИБОРОСТРОЕНИЯ»</text:span></text:p>
      <text:p text:style-name="P4"/>
      <text:p text:style-name="P4"><draw:line text:anchor-type="paragraph" draw:z-index="0" draw:name="Прямая соединительная линия 2" draw:style-name="gr1" draw:text-style-name="P34" svg:x1="0.4882in" svg:y1="0.0661in" svg:x2="6.6756in" svg:y2="0.0661in"><text:p/></draw:line></text:p>
      <text:p text:style-name="P4"/>
      <text:p text:style-name="P3">КАФЕДРА АЭРОКОСМИЧЕСКИХ КОМПЬЮТЕРНЫХ ТЕХНОЛОГИЙ</text:p>
      <text:p text:style-name="P9">ОТЧЕТ <text:line-break/>ЗАЩИЩЕН С ОЦЕНКОЙ</text:p>
      <text:p text:style-name="P10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доцент, к.т.н.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9">Овсянников Е.П.</text:p>
          </table:table-cell>
        </table:table-row>
        <table:table-row table:style-name="Table1.1">
          <table:table-cell table:style-name="Table1.B1" office:value-type="string">
            <text:p text:style-name="P5">должность, уч. степень, звание</text:p>
          </table:table-cell>
          <table:table-cell table:style-name="Table1.B1" office:value-type="string">
            <text:p text:style-name="P6"/>
          </table:table-cell>
          <table:table-cell table:style-name="Table1.B1" office:value-type="string">
            <text:p text:style-name="P5">подпись, дата</text:p>
          </table:table-cell>
          <table:table-cell table:style-name="Table1.B1" office:value-type="string">
            <text:p text:style-name="P6"/>
          </table:table-cell>
          <table:table-cell table:style-name="Table1.B1" office:value-type="string">
            <text:p text:style-name="P5">инициалы, фамилия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span text:style-name="T4">ОТЧЕТ О ЛАБОРАТОРНОЙ РАБОТЕ №</text:span><text:span text:style-name="T5">4</text:span></text:p>
          </table:table-cell>
        </table:table-row>
        <table:table-row table:style-name="Table2.1">
          <table:table-cell table:style-name="Table2.A1" office:value-type="string">
            <text:h text:style-name="P22" text:outline-level="1"><text:span text:style-name="T6">НА ТЕМУ: </text:span><text:span text:style-name="T7">Поиск пути в лабиринте</text:span></text:h>
          </table:table-cell>
        </table:table-row>
        <table:table-row table:style-name="Table2.1">
          <table:table-cell table:style-name="Table2.A1" office:value-type="string">
            <text:h text:style-name="P21" text:outline-level="3">по курсу: ОСНОВЫ ПРОГРАММИРОВАНИЯ</text:h>
          </table:table-cell>
        </table:table-row>
        <table:table-row table:style-name="Table2.1">
          <table:table-cell table:style-name="Table2.A1" office:value-type="string">
            <text:h text:style-name="P23" text:outline-level="3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</table:table-row>
      </table:table>
      <text:p text:style-name="P13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4">СТУДЕНТ ГР.</text:p>
          </table:table-cell>
          <table:table-cell table:style-name="Table3.B1" office:value-type="string">
            <text:p text:style-name="P11">1441</text:p>
          </table:table-cell>
          <table:table-cell table:style-name="Table3.C1" office:value-type="string">
            <text:p text:style-name="P11"/>
          </table:table-cell>
          <table:table-cell table:style-name="Table3.D1" office:value-type="string">
            <text:p text:style-name="P11"/>
          </table:table-cell>
          <table:table-cell table:style-name="Table3.C1" office:value-type="string">
            <text:p text:style-name="P11"/>
          </table:table-cell>
          <table:table-cell table:style-name="Table3.D1" office:value-type="string">
            <text:p text:style-name="P20">Лубинец М.И</text:p>
          </table:table-cell>
        </table:table-row>
        <table:table-row table:style-name="Table3.1">
          <table:table-cell table:style-name="Table3.C1" office:value-type="string">
            <text:p text:style-name="P5"/>
          </table:table-cell>
          <table:table-cell table:style-name="Table3.B2" office:value-type="string">
            <text:p text:style-name="P6"/>
          </table:table-cell>
          <table:table-cell table:style-name="Table3.C1" office:value-type="string">
            <text:p text:style-name="P6"/>
          </table:table-cell>
          <table:table-cell table:style-name="Table3.D2" office:value-type="string">
            <text:p text:style-name="P5">подпись, дата</text:p>
          </table:table-cell>
          <table:table-cell table:style-name="Table3.C1" office:value-type="string">
            <text:p text:style-name="P6"/>
          </table:table-cell>
          <table:table-cell table:style-name="Table3.C1" office:value-type="string">
            <text:p text:style-name="P5">инициалы, фамилия</text:p>
          </table:table-cell>
        </table:table-row>
      </table:table>
      <text:p text:style-name="P4"/>
      <text:p text:style-name="P15"/>
      <text:p text:style-name="P15">Санкт-Петербург 2015</text:p>
      <text:p text:style-name="Standard"/>
      <text:p text:style-name="P16"><text:soft-page-break/></text:p>
      <text:p text:style-name="P32">1.Постановка задачи</text:p>
      <text:p text:style-name="P24">Определить путь из одной точки лабиринта (входа) , заданного массивом нулей и единиц, до другой точки (выхода)</text:p>
      <text:p text:style-name="P33">2.Формализация задачи </text:p>
      <text:p text:style-name="P25">1) Прочитать входные данные из stdin<text:line-break/>2) Сформировать на основе входных данных лабиринт, представленный битовым массивом,</text:p>
      <text:p text:style-name="P25">где 1 — путь, <text:s/>0 — стена.</text:p>
      <text:p text:style-name="P25">3) Инвертировать битовую карту лабиринта, чтобы получить массив «закрашеных» точек.</text:p>
      <text:p text:style-name="P25">4) Поочередно закрашивая пройденные точки, двигаться в свободных направлениях рекурсивной функцией, пока выход не будет найден.</text:p>
      <text:p text:style-name="P25">5) Как только выход найден, возвращать текущую точку, пока не выйдем из рекурсии.</text:p>
      <text:p text:style-name="P25">6) Вывести на экран 2 массива — карту лабиринта и карту лабиринта с нарисованным путем от входа до выхода.</text:p>
      <text:p text:style-name="P26"/>
      <text:p text:style-name="P28">3. Входные данные</text:p>
      <text:p text:style-name="P27">1) Целочисленная ширина лабиринта (со стенками)</text:p>
      <text:p text:style-name="P27">2) Целочисленная высота лабиринта (со стенками)</text:p>
      <text:p text:style-name="P27">3) Битовый массив размера ширина*высота</text:p>
      <text:p text:style-name="P27">4) Целочисленные x y координаты выходной точки</text:p>
      <text:p text:style-name="P27">5) Целочисленные x y координаты входной точки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8">4. Тестовый пример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Входные данные:</text:p>
            <text:p text:style-name="P27">Ширина = 10</text:p>
            <text:p text:style-name="P27">Высота <text:s text:c="2"/>= 12</text:p>
            <text:p text:style-name="P27">Массив:</text:p>
            <text:p text:style-name="P27">0 0 0 0 0 0 0 0 0 0</text:p>
            <text:p text:style-name="P27">0 1 1 1 0 1 1 1 1 0</text:p>
            <text:p text:style-name="P27">0 1 0 1 0 0 1 0 1 0</text:p>
            <text:p text:style-name="P27">0 1 0 1 0 0 0 0 1 0 </text:p>
            <text:p text:style-name="P27">0 1 0 0 0 0 0 0 1 0</text:p>
            <text:p text:style-name="P27">0 1 1 1 1 0 0 0 1 0</text:p>
            <text:p text:style-name="P27">0 1 0 0 1 1 1 0 1 0</text:p>
            <text:p text:style-name="P27">0 1 1 0 0 0 1 0 1 0</text:p>
            <text:p text:style-name="P27">0 1 0 1 0 1 1 1 1 0</text:p>
            <text:p text:style-name="P27">0 1 0 1 0 1 0 0 0 0</text:p>
            <text:p text:style-name="P27">0 1 1 1 1 1 1 1 1 0</text:p>
            <text:p text:style-name="P27">0 0 0 0 0 0 0 0 0 0</text:p>
            <text:p text:style-name="P27">Выход: 5 1</text:p>
            <text:p text:style-name="P27">Вход: 1 1</text:p>
          </table:table-cell>
          <table:table-cell table:style-name="Table4.B1" office:value-type="string">
            <text:p text:style-name="P28">Результат работы</text:p>
            <text:p text:style-name="P29">0 0 0 0 0 0 0 0 0 0 </text:p>
            <text:p text:style-name="P29">0 S 1 1 0 X 1 1 1 0 </text:p>
            <text:p text:style-name="P29">0 1 0 1 0 0 1 0 1 0 </text:p>
            <text:p text:style-name="P29">0 1 0 1 0 0 0 0 1 0 </text:p>
            <text:p text:style-name="P29">0 1 0 0 0 0 0 0 1 0 </text:p>
            <text:p text:style-name="P29">0 1 1 1 1 0 0 0 1 0 </text:p>
            <text:p text:style-name="P29">0 1 0 0 1 1 1 0 1 0 </text:p>
            <text:p text:style-name="P29">0 1 1 0 0 0 1 0 1 0 </text:p>
            <text:p text:style-name="P29">0 1 0 1 0 1 1 1 1 0 </text:p>
            <text:p text:style-name="P29">0 1 0 1 0 1 0 0 0 0 </text:p>
            <text:p text:style-name="P29">0 1 1 1 1 1 1 1 1 0 </text:p>
            <text:p text:style-name="P29">0 0 0 0 0 0 0 0 0 0</text:p>
            <text:p text:style-name="P17"/>
            <text:p text:style-name="P29">0 0 0 0 0 0 0 0 0 0 </text:p>
            <text:p text:style-name="P29">0 X 1 1 0 X X X X 0 </text:p>
            <text:p text:style-name="P29">0 X 0 1 0 0 1 0 X 0 </text:p>
            <text:p text:style-name="P29">0 X 0 1 0 0 0 0 X 0</text:p>
            <text:p text:style-name="P29">0 X 0 0 0 0 0 0 X 0 </text:p>
            <text:p text:style-name="P29">0 X X X X 0 0 0 X 0 </text:p>
            <text:p text:style-name="P29">0 1 0 0 X X X 0 X 0 </text:p>
            <text:p text:style-name="P29">0 1 1 0 0 0 X 0 X 0 </text:p>
            <text:p text:style-name="P29">0 1 0 1 0 1 X X X 0 </text:p>
            <text:p text:style-name="P29">0 1 0 1 0 1 0 0 0 0 </text:p>
            <text:p text:style-name="P29">0 1 1 1 1 1 1 1 1 0 </text:p>
            <text:p text:style-name="P29">0 0 0 0 0 0 0 0 0 0</text:p>
          </table:table-cell>
        </table:table-row>
      </table:table>
      <text:p text:style-name="P27"/>
      <text:p text:style-name="P31"><text:span text:style-name="T2"/></text:p>
      <text:p text:style-name="P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1pt" style:language-asian="en" style:country-asian="US" style:font-name-complex="Liberation Sans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punctuation-wrap="hanging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hyphenation-ladder-count="no-limit" style:punctuation-wrap="simple"/>
      <style:text-properties fo:font-size="12pt" style:font-size-asian="12pt" style:language-asian="ru" style:country-asian="RU" style:font-size-complex="12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7083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1965in" fo:margin-bottom="0.1972in" fo:margin-left="0.5909in" fo:margin-right="0.2362in" style:writing-mode="lr-tb" style:layout-grid-color="#c0c0c0" style:layout-grid-lines="4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MP2"><text:tab/></text:p>
      </style:header>
    </style:master-page>
    <style:master-page style:name="First_20_Page" style:display-name="First Page" style:page-layout-name="Mpm1" style:next-style-name="Standard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</meta:initial-creator>
    <meta:editing-cycles>7</meta:editing-cycles>
    <meta:creation-date>2015-05-06T19:34:00</meta:creation-date>
    <dc:date>2015-05-12T11:54:24.046713315</dc:date>
    <meta:editing-duration>PT57M42S</meta:editing-duration>
    <meta:generator>LibreOffice/4.4.2.2$Linux_X86_64 LibreOffice_project/40m0$Build-2</meta:generator>
    <meta:print-date>2015-05-11T16:58:12.926422514</meta:print-date>
    <meta:document-statistic meta:table-count="4" meta:image-count="0" meta:object-count="0" meta:page-count="3" meta:paragraph-count="81" meta:word-count="582" meta:character-count="2341" meta:non-whitespace-character-count="180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